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f7f0" officeooo:paragraph-rsid="0010f7f0"/>
    </style:style>
    <style:style style:name="P2" style:family="paragraph" style:parent-style-name="Standard">
      <style:paragraph-properties fo:text-align="center" style:justify-single-word="false"/>
      <style:text-properties fo:font-size="20pt" officeooo:rsid="0010f7f0" officeooo:paragraph-rsid="0010f7f0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0f7f0" officeooo:paragraph-rsid="0010f7f0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8pt" officeooo:rsid="0010f7f0" officeooo:paragraph-rsid="0012263e" style:font-size-asian="7pt" style:font-size-complex="8pt"/>
    </style:style>
    <style:style style:name="T1" style:family="text">
      <style:text-properties officeooo:rsid="00115860"/>
    </style:style>
    <style:style style:name="T2" style:family="text">
      <style:text-properties officeooo:rsid="0011d526"/>
    </style:style>
    <style:style style:name="T3" style:family="text">
      <style:text-properties officeooo:rsid="001226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hristopher Stricklan</text:p>
      <text:p text:style-name="P2">0<text:span text:style-name="T1">2</text:span>/<text:span text:style-name="T2">23</text:span>/2011</text:p>
      <text:p text:style-name="P2">EEL 5390 – Special Topics (FDTD)</text:p>
      <text:p text:style-name="P2">HW #<text:span text:style-name="T2">4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pan text:style-name="T3">Notes:</text:span></text:p>
      <text:p text:style-name="P4"><text:span text:style-name="T3"/></text:p>
      <text:p text:style-name="P4"><text:span text:style-name="T3">P1 – I <text:s/>have broken up my documents into three documents, Maxwell Equations Derivation, 1D Derivation, and Sources. <text:s/>I believe that this will help me most in the future. <text:s/>So the Next major document should be 2D Derivation then 3D. <text:s/>I am still battling image floating formatting, but got I have nice section headers, Yay!!!.</text:span></text:p>
      <text:p text:style-name="P4"><text:span text:style-name="T3"/></text:p>
      <text:p text:style-name="P4"><text:span text:style-name="T3">P2 – I was battling “EXPLOSION!!!!” for the last couple of days. <text:s/>The cause was the manual calculation of dz, dt, and tau. <text:s/>Even though they all seem to fit the relevant conditions they did not work. <text:s/>I will have to explore further on next HW assignment. <text:s/>I used the parameters you gave and it worked just fine. <text:s/>Probably should have just used them in the first place, but I was trying to be all fanc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2-26T00:35:52</dc:date>
    <dc:creator>linus </dc:creator>
    <meta:editing-duration>PT00H10M53S</meta:editing-duration>
    <meta:editing-cycles>4</meta:editing-cycles>
    <meta:generator>OpenOffice.org/3.2$Unix OpenOffice.org_project/320m19$Build-9505</meta:generator>
    <meta:document-statistic meta:table-count="0" meta:image-count="0" meta:object-count="0" meta:page-count="1" meta:paragraph-count="7" meta:word-count="144" meta:character-count="799"/>
  </office:meta>
</office:document-meta>
</file>